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rfc-language-tag="sr-Latn-RS" fo:language="sr" fo:script="Latn" fo:country="RS" officeooo:rsid="00183d71" officeooo:paragraph-rsid="00183d71"/>
    </style:style>
    <style:style style:name="P2" style:family="paragraph" style:parent-style-name="Standard">
      <style:paragraph-properties fo:text-align="center" style:justify-single-word="false"/>
      <style:text-properties officeooo:rsid="00167471" officeooo:paragraph-rsid="00167471"/>
    </style:style>
    <style:style style:name="P3" style:family="paragraph" style:parent-style-name="Standard">
      <style:paragraph-properties fo:text-align="center" style:justify-single-word="false"/>
      <style:text-properties style:rfc-language-tag="sr-Latn-RS" fo:language="sr" fo:script="Latn" fo:country="RS" officeooo:rsid="00167471" officeooo:paragraph-rsid="00167471"/>
    </style:style>
    <style:style style:name="P4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officeooo:rsid="0019b789" officeooo:paragraph-rsid="0019b789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officeooo:rsid="001b72eb" officeooo:paragraph-rsid="0019b789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officeooo:rsid="001b72eb" officeooo:paragraph-rsid="001b72eb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rfc-language-tag="sr-Latn-RS" fo:language="sr" fo:script="Latn" fo:country="RS" officeooo:rsid="0019b789" officeooo:paragraph-rsid="0019b789"/>
    </style:style>
    <style:style style:name="P8" style:family="paragraph" style:parent-style-name="Standard">
      <style:paragraph-properties fo:text-align="justify" style:justify-single-word="false"/>
      <style:text-properties fo:font-size="10pt" style:rfc-language-tag="sr-Latn-RS" fo:language="sr" fo:script="Latn" fo:country="RS" fo:font-weight="bold" officeooo:rsid="001929d6" officeooo:paragraph-rsid="001929d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929d6"/>
    </style:style>
    <style:style style:name="P10" style:family="paragraph" style:parent-style-name="Standard">
      <style:paragraph-properties fo:text-align="justify" style:justify-single-word="false"/>
      <style:text-properties officeooo:paragraph-rsid="0019b789"/>
    </style:style>
    <style:style style:name="P11" style:family="paragraph" style:parent-style-name="Standard">
      <style:paragraph-properties fo:text-align="justify" style:justify-single-word="false"/>
      <style:text-properties officeooo:paragraph-rsid="001b72eb"/>
    </style:style>
    <style:style style:name="P12" style:family="paragraph" style:parent-style-name="Standard">
      <style:paragraph-properties fo:text-align="justify" style:justify-single-word="false"/>
      <style:text-properties fo:font-size="14pt" style:rfc-language-tag="sr-Latn-RS" fo:language="sr" fo:script="Latn" fo:country="RS" fo:font-style="normal" fo:font-weight="bold" officeooo:rsid="0019b789" officeooo:paragraph-rsid="0019b789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style:rfc-language-tag="sr-Latn-RS" fo:language="sr" fo:script="Latn" fo:country="RS" fo:font-style="normal" fo:font-weight="bold" officeooo:rsid="001b72eb" officeooo:paragraph-rsid="001b72e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paragraph-rsid="00167471"/>
    </style:style>
    <style:style style:name="P15" style:family="paragraph" style:parent-style-name="Text_20_body">
      <style:text-properties style:rfc-language-tag="sr-Latn-RS" fo:language="sr" fo:script="Latn" fo:country="RS"/>
    </style:style>
    <style:style style:name="P16" style:family="paragraph" style:parent-style-name="Text_20_body">
      <style:text-properties style:rfc-language-tag="sr-Latn-RS" fo:language="sr" fo:script="Latn" fo:country="RS" officeooo:rsid="00167471" officeooo:paragraph-rsid="00167471"/>
    </style:style>
    <style:style style:name="P17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0pt" style:rfc-language-tag="sr-Latn-RS" fo:language="sr" fo:script="Latn" fo:country="RS" fo:font-weight="bold" officeooo:rsid="001929d6" officeooo:paragraph-rsid="001929d6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1929d6" officeooo:paragraph-rsid="001d1421"/>
    </style:style>
    <style:style style:name="P19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1ebf4b" officeooo:paragraph-rsid="001ebf4b"/>
    </style:style>
    <style:style style:name="P20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1f1974" officeooo:paragraph-rsid="001f1974"/>
    </style:style>
    <style:style style:name="P21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20c477" officeooo:paragraph-rsid="0020c477"/>
    </style:style>
    <style:style style:name="P22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20c477" officeooo:paragraph-rsid="001f1974"/>
    </style:style>
    <style:style style:name="P23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216d09" officeooo:paragraph-rsid="001929d6"/>
    </style:style>
    <style:style style:name="P24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fo:font-style="normal" officeooo:rsid="001eaf9e" officeooo:paragraph-rsid="001eaf9e" style:font-style-asian="normal" style:font-style-complex="normal"/>
    </style:style>
    <style:style style:name="P25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ebf4b"/>
    </style:style>
    <style:style style:name="P26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eaf9e"/>
    </style:style>
    <style:style style:name="P27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f1974"/>
    </style:style>
    <style:style style:name="P28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20c477"/>
    </style:style>
    <style:style style:name="P29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1d1421" officeooo:paragraph-rsid="001d1421"/>
    </style:style>
    <style:style style:name="P30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fo:font-weight="bold" officeooo:rsid="001d1421" officeooo:paragraph-rsid="001d1421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style:rfc-language-tag="sr-Latn-RS" fo:language="sr" fo:script="Latn" fo:country="RS" fo:font-weight="bold" officeooo:rsid="001ebf4b" officeooo:paragraph-rsid="001ebf4b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style:rfc-language-tag="sr-Latn-RS" fo:language="sr" fo:script="Latn" fo:country="RS" fo:font-weight="bold" officeooo:rsid="0020c477" officeooo:paragraph-rsid="0020c477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style:rfc-language-tag="sr-Latn-RS" fo:language="sr" fo:script="Latn" fo:country="RS" fo:font-style="normal" fo:font-weight="bold" officeooo:rsid="001eaf9e" officeooo:paragraph-rsid="001eaf9e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83d71" officeooo:paragraph-rsid="00183d71"/>
    </style:style>
    <style:style style:name="P35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929d6" officeooo:paragraph-rsid="001929d6"/>
    </style:style>
    <style:style style:name="P36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27fcd5" officeooo:paragraph-rsid="0027fcd5"/>
    </style:style>
    <style:style style:name="P37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291b14" officeooo:paragraph-rsid="00291b14"/>
    </style:style>
    <style:style style:name="P38" style:family="paragraph" style:parent-style-name="Text_20_body">
      <style:paragraph-properties fo:margin-top="0in" fo:margin-bottom="0.0181in" loext:contextual-spacing="false" fo:text-align="justify" style:justify-single-word="false"/>
      <style:text-properties officeooo:paragraph-rsid="00183d71"/>
    </style:style>
    <style:style style:name="P39" style:family="paragraph" style:parent-style-name="Text_20_body">
      <style:paragraph-properties fo:margin-top="0in" fo:margin-bottom="0.0181in" loext:contextual-spacing="false" fo:text-align="justify" style:justify-single-word="false"/>
      <style:text-properties officeooo:paragraph-rsid="0026bfb6"/>
    </style:style>
    <style:style style:name="P40" style:family="paragraph" style:parent-style-name="Text_20_body">
      <style:paragraph-properties fo:margin-top="0in" fo:margin-bottom="0.0181in" loext:contextual-spacing="false" fo:text-align="justify" style:justify-single-word="false"/>
      <style:text-properties fo:font-size="14pt" style:rfc-language-tag="sr-Latn-RS" fo:language="sr" fo:script="Latn" fo:country="RS" fo:font-weight="bold" officeooo:rsid="001929d6" officeooo:paragraph-rsid="001929d6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top="0in" fo:margin-bottom="0.0181in" loext:contextual-spacing="false" fo:text-align="justify" style:justify-single-word="false"/>
      <style:text-properties fo:font-size="14pt" style:rfc-language-tag="sr-Latn-RS" fo:language="sr" fo:script="Latn" fo:country="RS" fo:font-weight="bold" officeooo:rsid="00291b14" officeooo:paragraph-rsid="00291b14" style:font-size-asian="14pt" style:font-weight-asian="bold" style:font-size-complex="14pt" style:font-weight-complex="bold"/>
    </style:style>
    <style:style style:name="P42" style:family="paragraph" style:parent-style-name="Heading_20_2">
      <style:paragraph-properties fo:text-align="justify" style:justify-single-word="false"/>
    </style:style>
    <style:style style:name="P43" style:family="paragraph" style:parent-style-name="Text_20_body" style:list-style-name="L1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83d71" officeooo:paragraph-rsid="00183d71"/>
    </style:style>
    <style:style style:name="P44" style:family="paragraph" style:parent-style-name="Text_20_body" style:list-style-name="L1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83d71" officeooo:paragraph-rsid="0027fcd5"/>
    </style:style>
    <style:style style:name="P45" style:family="paragraph" style:parent-style-name="Text_20_body" style:list-style-name="L1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27fcd5" officeooo:paragraph-rsid="0027fcd5"/>
    </style:style>
    <style:style style:name="P46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291b14" officeooo:paragraph-rsid="00291b14"/>
    </style:style>
    <style:style style:name="P47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2af7b8" officeooo:paragraph-rsid="002af7b8"/>
    </style:style>
    <style:style style:name="P48" style:family="paragraph" style:parent-style-name="Text_20_body" style:list-style-name="L2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2c8af3" officeooo:paragraph-rsid="002c8af3"/>
    </style:style>
    <style:style style:name="P49" style:family="paragraph" style:parent-style-name="Text_20_body" style:list-style-name="L2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2cccd8" officeooo:paragraph-rsid="002cccd8"/>
    </style:style>
    <style:style style:name="P50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2cccd8" officeooo:paragraph-rsid="002cccd8"/>
    </style:style>
    <style:style style:name="P51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2cf86b" officeooo:paragraph-rsid="002cf86b"/>
    </style:style>
    <style:style style:name="P52" style:family="paragraph" style:parent-style-name="Text_20_body" style:list-style-name="L1">
      <style:paragraph-properties fo:margin-top="0in" fo:margin-bottom="0.0181in" loext:contextual-spacing="false" fo:text-align="justify" style:justify-single-word="false"/>
      <style:text-properties officeooo:paragraph-rsid="00183d71"/>
    </style:style>
    <style:style style:name="P53" style:family="paragraph" style:parent-style-name="Text_20_body">
      <style:paragraph-properties fo:margin-top="0in" fo:margin-bottom="0.0181in" loext:contextual-spacing="false" fo:text-align="justify" style:justify-single-word="false"/>
      <style:text-properties fo:font-size="14pt" style:rfc-language-tag="sr-Latn-RS" fo:language="sr" fo:script="Latn" fo:country="RS" fo:font-weight="bold" officeooo:rsid="00291b14" officeooo:paragraph-rsid="00291b14" style:font-size-asian="14pt" style:font-weight-asian="bold" style:font-size-complex="14pt" style:font-weight-complex="bold"/>
    </style:style>
    <style:style style:name="P54" style:family="paragraph" style:parent-style-name="Text_20_body">
      <style:paragraph-properties fo:margin-top="0in" fo:margin-bottom="0.0181in" loext:contextual-spacing="false" fo:text-align="justify" style:justify-single-word="false"/>
      <style:text-properties fo:font-size="14pt" style:rfc-language-tag="sr-Latn-RS" fo:language="sr" fo:script="Latn" fo:country="RS" fo:font-weight="bold" officeooo:rsid="002cf86b" officeooo:paragraph-rsid="002cf86b" style:font-size-asian="14pt" style:font-weight-asian="bold" style:font-size-complex="14pt" style:font-weight-complex="bold"/>
    </style:style>
    <style:style style:name="P55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20c477" officeooo:paragraph-rsid="0020c477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83d71"/>
    </style:style>
    <style:style style:name="T3" style:family="text">
      <style:text-properties style:rfc-language-tag="sr-Latn-RS" fo:language="sr" fo:script="Latn" fo:country="RS" officeooo:rsid="00167471"/>
    </style:style>
    <style:style style:name="T4" style:family="text">
      <style:text-properties style:rfc-language-tag="sr-Latn-RS" fo:language="sr" fo:script="Latn" fo:country="RS" officeooo:rsid="0019b789"/>
    </style:style>
    <style:style style:name="T5" style:family="text">
      <style:text-properties style:rfc-language-tag="sr-Latn-RS" fo:language="sr" fo:script="Latn" fo:country="RS" fo:font-style="normal" officeooo:rsid="001b72eb" style:font-style-asian="normal" style:font-style-complex="normal"/>
    </style:style>
    <style:style style:name="T6" style:family="text">
      <style:text-properties style:rfc-language-tag="sr-Latn-RS" fo:language="sr" fo:script="Latn" fo:country="RS" fo:font-style="normal" officeooo:rsid="001d1421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19b789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216d09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1eaf9e" style:font-style-asian="normal" style:font-style-complex="normal"/>
    </style:style>
    <style:style style:name="T10" style:family="text">
      <style:text-properties style:rfc-language-tag="sr-Latn-RS" fo:language="sr" fo:script="Latn" fo:country="RS" fo:font-style="normal" officeooo:rsid="002cccd8" style:font-style-asian="normal" style:font-style-complex="normal"/>
    </style:style>
    <style:style style:name="T11" style:family="text">
      <style:text-properties style:rfc-language-tag="sr-Latn-RS" fo:language="sr" fo:script="Latn" fo:country="RS" fo:font-style="italic" officeooo:rsid="001b72eb" style:font-style-asian="italic" style:font-style-complex="italic"/>
    </style:style>
    <style:style style:name="T12" style:family="text">
      <style:text-properties style:rfc-language-tag="sr-Latn-RS" fo:language="sr" fo:script="Latn" fo:country="RS" fo:font-style="italic" officeooo:rsid="0019b789" style:font-style-asian="italic" style:font-style-complex="italic"/>
    </style:style>
    <style:style style:name="T13" style:family="text">
      <style:text-properties style:rfc-language-tag="sr-Latn-RS" fo:language="sr" fo:script="Latn" fo:country="RS" fo:font-style="italic" officeooo:rsid="001eaf9e" style:font-style-asian="italic" style:font-style-complex="italic"/>
    </style:style>
    <style:style style:name="T14" style:family="text">
      <style:text-properties style:rfc-language-tag="sr-Latn-RS" fo:language="sr" fo:script="Latn" fo:country="RS" fo:font-style="italic" officeooo:rsid="001ebf4b" style:font-style-asian="italic" style:font-style-complex="italic"/>
    </style:style>
    <style:style style:name="T15" style:family="text">
      <style:text-properties style:rfc-language-tag="sr-Latn-RS" fo:language="sr" fo:script="Latn" fo:country="RS" fo:font-style="italic" officeooo:rsid="002313a8" style:font-style-asian="italic" style:font-style-complex="italic"/>
    </style:style>
    <style:style style:name="T16" style:family="text">
      <style:text-properties style:rfc-language-tag="sr-Latn-RS" fo:language="sr" fo:script="Latn" fo:country="RS" fo:font-style="italic" officeooo:rsid="001f1974" style:font-style-asian="italic" style:font-style-complex="italic"/>
    </style:style>
    <style:style style:name="T17" style:family="text">
      <style:text-properties style:rfc-language-tag="sr-Latn-RS" fo:language="sr" fo:script="Latn" fo:country="RS" fo:font-style="italic" officeooo:rsid="0020c477" style:font-style-asian="italic" style:font-style-complex="italic"/>
    </style:style>
    <style:style style:name="T18" style:family="text">
      <style:text-properties style:rfc-language-tag="sr-Latn-RS" fo:language="sr" fo:script="Latn" fo:country="RS" fo:font-style="italic" officeooo:rsid="002cccd8" style:font-style-asian="italic" style:font-style-complex="italic"/>
    </style:style>
    <style:style style:name="T19" style:family="text">
      <style:text-properties style:rfc-language-tag="sr-Latn-RS" fo:language="sr" fo:script="Latn" fo:country="RS" officeooo:rsid="00216d09"/>
    </style:style>
    <style:style style:name="T20" style:family="text">
      <style:text-properties style:rfc-language-tag="sr-Latn-RS" fo:language="sr" fo:script="Latn" fo:country="RS" officeooo:rsid="001eaf9e"/>
    </style:style>
    <style:style style:name="T21" style:family="text">
      <style:text-properties style:rfc-language-tag="sr-Latn-RS" fo:language="sr" fo:script="Latn" fo:country="RS" officeooo:rsid="002313a8"/>
    </style:style>
    <style:style style:name="T22" style:family="text">
      <style:text-properties style:rfc-language-tag="sr-Latn-RS" fo:language="sr" fo:script="Latn" fo:country="RS" officeooo:rsid="001ebf4b"/>
    </style:style>
    <style:style style:name="T23" style:family="text">
      <style:text-properties style:rfc-language-tag="sr-Latn-RS" fo:language="sr" fo:script="Latn" fo:country="RS" officeooo:rsid="001f1974"/>
    </style:style>
    <style:style style:name="T24" style:family="text">
      <style:text-properties style:rfc-language-tag="sr-Latn-RS" fo:language="sr" fo:script="Latn" fo:country="RS" officeooo:rsid="0020c477"/>
    </style:style>
    <style:style style:name="T25" style:family="text">
      <style:text-properties style:rfc-language-tag="sr-Latn-RS" fo:language="sr" fo:script="Latn" fo:country="RS" officeooo:rsid="0026bfb6"/>
    </style:style>
    <style:style style:name="T26" style:family="text">
      <style:text-properties style:rfc-language-tag="sr-Latn-RS" fo:language="sr" fo:script="Latn" fo:country="RS" officeooo:rsid="0027fcd5"/>
    </style:style>
    <style:style style:name="T27" style:family="text">
      <style:text-properties fo:font-size="10pt" style:rfc-language-tag="sr-Latn-RS" fo:language="sr" fo:script="Latn" fo:country="RS" fo:font-weight="bold" officeooo:rsid="001929d6" style:font-size-asian="10pt" style:font-weight-asian="bold" style:font-size-complex="10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language="en" fo:country="US" officeooo:rsid="0019b789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ebf4b" style:font-style-asian="italic" style:font-style-complex="italic"/>
    </style:style>
    <style:style style:name="T32" style:family="text">
      <style:text-properties fo:font-style="italic" officeooo:rsid="002313a8" style:font-style-asian="italic" style:font-style-complex="italic"/>
    </style:style>
    <style:style style:name="T33" style:family="text">
      <style:text-properties fo:font-style="italic" officeooo:rsid="002cf86b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b72eb" style:font-style-asian="normal" style:font-style-complex="normal"/>
    </style:style>
    <style:style style:name="T36" style:family="text">
      <style:text-properties officeooo:rsid="001eaf9e"/>
    </style:style>
    <style:style style:name="T37" style:family="text">
      <style:text-properties officeooo:rsid="001ebf4b"/>
    </style:style>
    <style:style style:name="T38" style:family="text">
      <style:text-properties officeooo:rsid="001f1974"/>
    </style:style>
    <style:style style:name="T39" style:family="text">
      <style:text-properties officeooo:rsid="00216d09"/>
    </style:style>
    <style:style style:name="T40" style:family="text">
      <style:text-properties style:font-name="Liberation Sans" fo:font-size="16.1000003814697pt" style:rfc-language-tag="sr-Latn-RS" fo:language="sr" fo:script="Latn" fo:country="RS" fo:font-weight="bold" officeooo:rsid="00216d09" style:font-name-asian="Microsoft YaHei" style:font-size-asian="16.1000003814697pt" style:font-weight-asian="bold" style:font-name-complex="Arial" style:font-size-complex="16.1000003814697pt" style:font-weight-complex="bold"/>
    </style:style>
    <style:style style:name="T41" style:family="text">
      <style:text-properties officeooo:rsid="002313a8"/>
    </style:style>
    <style:style style:name="T42" style:family="text">
      <style:text-properties officeooo:rsid="0027fcd5"/>
    </style:style>
    <style:style style:name="T43" style:family="text">
      <style:text-properties officeooo:rsid="002cf86b"/>
    </style:style>
    <style:style style:name="T44" style:family="text">
      <style:text-properties officeooo:rsid="002e2c90"/>
    </style:style>
    <style:style style:name="T45" style:family="text">
      <style:text-properties fo:font-weight="bold" officeooo:rsid="002e2c9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zitet u Nišu</text:p>
      <text:p text:style-name="P3">Elektronski fakult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ubtitle">Studentki projekat</text:p>
      <text:p text:style-name="Title">Byte</text:p>
      <text:p text:style-name="Subtitle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Predmet:</text:p>
      <text:p text:style-name="P16">Veštačka inteligencija</text:p>
      <text:p text:style-name="P15"/>
      <text:p text:style-name="P16">Autori:</text:p>
      <text:p text:style-name="P16">Uroš Aleksandrović</text:p>
      <text:p text:style-name="P16">Anđela Ristić</text:p>
      <text:p text:style-name="P14"><text:span text:style-name="T3">Niš, J</text:span><text:span text:style-name="T2">esenji</text:span><text:span text:style-name="T3"> semestar 2019</text:span></text:p>
      <text:h text:style-name="P42" text:outline-level="2"><text:soft-page-break/><text:span text:style-name="T40">Prva</text:span> faza projekta</text:h>
      <text:p text:style-name="P34">Rok za predaju : 25. 11. 2019</text:p>
      <text:p text:style-name="P38"><text:span text:style-name="T2">Zadataci </text:span><text:span text:style-name="T19">prve</text:span><text:span text:style-name="T2"> faze su: <text:tab/></text:span></text:p>
      <text:list xml:id="list120708212" text:style-name="L1">
        <text:list-item>
          <text:p text:style-name="P43">Definisanje načina za predstavljanje stanja problema</text:p>
        </text:list-item>
        <text:list-item>
          <text:p text:style-name="P43">Implementacija funkcije za postavljanje početknog stanja na osnovu zadate veličine table</text:p>
        </text:list-item>
        <text:list-item>
          <text:p text:style-name="P43">Implementacija funkcije za testiranje ciljnog stanja (pobede)</text:p>
        </text:list-item>
        <text:list-item>
          <text:p text:style-name="P43">Omogućiti izbor ko će igrati prvi (<text:span text:style-name="T39">č</text:span>ovek ili računar)</text:p>
        </text:list-item>
        <text:list-item>
          <text:p text:style-name="P43">Implementirati funkcije koje obezbeđuju prikaz proizvoljnog stanja problema (igre)</text:p>
        </text:list-item>
        <text:list-item>
          <text:p text:style-name="P43">Realizovati funkcije koje na osnovu zadatog poteza igrača, u obliku (vrsta kolona), omogućavaju:</text:p>
          <text:list>
            <text:list-item>
              <text:p text:style-name="P52"><text:span text:style-name="T2">Proveru da li je potez v</text:span><text:span text:style-name="T19">alidan</text:span></text:p>
            </text:list-item>
            <text:list-item>
              <text:p text:style-name="P43">Ako jeste, promenu prosleđenog stanja problema (igre) odigravanjem poteza</text:p>
            </text:list-item>
          </text:list>
        </text:list-item>
      </text:list>
      <text:p text:style-name="P34"/>
      <text:p text:style-name="P40">1.</text:p>
      <text:p text:style-name="P35"/>
      <text:p text:style-name="P35">Za predstavljanje stanja problema <text:span text:style-name="T39">izabran je</text:span> sledeći šablon:</text:p>
      <text:p text:style-name="P17"><text:tab/><text:tab/><text:tab/>(Red0 ((Vrednost ćelije0) …... <text:s/>(Vrednost ćelijeN-1))</text:p>
      <text:p text:style-name="P17"><text:tab/><text:tab/><text:tab/>.</text:p>
      <text:p text:style-name="P17"><text:tab/><text:tab/><text:tab/>.</text:p>
      <text:p text:style-name="P17"><text:tab/><text:tab/><text:tab/>.</text:p>
      <text:p text:style-name="P17"><text:tab/><text:tab/><text:tab/>RedN-1 (Vrednost ćelije N*(N-1)) ……. (Vrednost ćelije N*N-1))</text:p>
      <text:p text:style-name="P23">Ovim šablonom početno stanje table 8X8 izgleda:</text:p>
      <text:p text:style-name="P8"><text:tab/><text:tab/><text:tab/><text:tab/>((A ((-) (-) (-) (-))</text:p>
      <text:p text:style-name="P8"><text:s/><text:tab/><text:tab/><text:tab/><text:tab/>(B ((X) (X) (X) (X))</text:p>
      <text:p text:style-name="P8"><text:s/><text:tab/><text:tab/><text:tab/><text:tab/>(C ((O) (O) (O) (O))</text:p>
      <text:p text:style-name="P9"><text:tab/><text:tab/><text:tab/><text:tab/><text:span text:style-name="T28">(D ((</text:span><text:span text:style-name="T27">X</text:span><text:span text:style-name="T28">) (</text:span><text:span text:style-name="T27">X</text:span><text:span text:style-name="T28">) (</text:span><text:span text:style-name="T27">X</text:span><text:span text:style-name="T28">) (</text:span><text:span text:style-name="T27">X</text:span><text:span text:style-name="T28">))</text:span></text:p>
      <text:p text:style-name="P8"><text:tab/><text:tab/><text:tab/><text:tab/>(E ((O) (O) (O) (O))</text:p>
      <text:p text:style-name="P8"><text:s/><text:tab/><text:tab/><text:tab/><text:tab/>(F ((X) (X) (X) (X))</text:p>
      <text:p text:style-name="P8"><text:s/><text:tab/><text:tab/><text:tab/><text:tab/>(G ((O) (O) (O) (O))</text:p>
      <text:p text:style-name="P8"><text:tab/><text:tab/><text:tab/><text:tab/>(H ((-) (-) (-) (-))))</text:p>
      <text:p text:style-name="P10"><text:span text:style-name="T4">Gde nam se se vrednost ‚–‚</text:span><text:span text:style-name="T29"> , ‘</text:span><text:span text:style-name="T4">X‘ i ‚O‘ </text:span><text:span text:style-name="T29">redom pamte</text:span><text:span text:style-name="T4"> kao konstante i uzimaju oblik </text:span><text:span text:style-name="T29">EMPTY, BLACK I WHITE.</text:span></text:p>
      <text:p text:style-name="P10"><text:span text:style-name="T4">Predstavljen šablon se enkapsulira u strukturu </text:span><text:span text:style-name="T12">state</text:span><text:span text:style-name="T7"> koja osim šablona u svakom trenutku ima podata</text:span><text:span text:style-name="T8">k</text:span><text:span text:style-name="T7"> o </text:span><text:span text:style-name="T8">samoj dimenziji table</text:span><text:span text:style-name="T7">. Ukoliko bude potrebno ova struktura će čuvati i koji je igrač trenutno na potezu kao i koji je potez poslednji odigran.</text:span></text:p>
      <text:p text:style-name="P4"/>
      <text:p text:style-name="P12">2.</text:p>
      <text:p text:style-name="P4"/>
      <text:p text:style-name="P7"><text:span text:style-name="T34">Kako su jedina dva moguća početna stanja igre ona sa tablom </text:span><text:span text:style-name="T35">veličine </text:span><text:span text:style-name="T34">8X8 i 10X10, odlučeno je da se vrednost njihovih šablona čuva u promenljive. Funkcija </text:span><text:span text:style-name="T30">create-initial-state </text:span><text:span text:style-name="T34">uzima traženu veličinu table i za nju vraća instancu strukture </text:span><text:span text:style-name="T30">state </text:span><text:span text:style-name="T34">kojoj odgovara počet</text:span><text:span text:style-name="T35">n</text:span><text:span text:style-name="T34">i šablon i prosleđena dimenzija. </text:span><text:span text:style-name="T35">Početni simboli se nalaze u promenljivama koje se nazivaju InitialState8x8 i InitialState10x10.</text:span></text:p>
      <text:p text:style-name="P5"/>
      <text:p text:style-name="P5"/>
      <text:p text:style-name="P5"/>
      <text:p text:style-name="P5"/>
      <text:p text:style-name="P13"><text:soft-page-break/>3.</text:p>
      <text:p text:style-name="P6"/>
      <text:p text:style-name="P11"><text:span text:style-name="T5">Testiranje krajnjeg stanja se rešava veoma jednostavnom funkcijom </text:span><text:span text:style-name="T11">checkFinalState.</text:span><text:span text:style-name="T5"> </text:span><text:span text:style-name="T10">Ova funkcija kao svoj parametar uzima stanje (kao strukturu) i prolazi kroz atribut tog koji se naziva </text:span><text:span text:style-name="T18">finnalStacks.</text:span><text:span text:style-name="T10"> Ispituje </text:span><text:span text:style-name="T6">ukoliko ona ima tri </text:span><text:span text:style-name="T8">ili pet </text:span><text:span text:style-name="T6"><text:s/>elementa </text:span><text:span text:style-name="T8">u zavisnosti od igre koja se igra</text:span><text:span text:style-name="T6">. Ako nema automatski vraća nill a u ostalim slučajevima ispituje koji element je najčešći i njega vraća kao povratnu vrednost. Elementi funkcije mogu biti BLACK ili WHITE. Rezultat funkcije je ustvari odgovor na pitanje da li se došlo do krajneg stanja i ako jeste ko je pobednik. </text:span><text:span text:style-name="T10">Atribut </text:span><text:span text:style-name="T18">finnalStacks</text:span><text:span text:style-name="T8"> se proširuje kad god se kompletira stack i skloni sa table.</text:span></text:p>
      <text:p text:style-name="P17"/>
      <text:p text:style-name="P30">4.</text:p>
      <text:p text:style-name="P29"/>
      <text:p text:style-name="P26"><text:span text:style-name="T36">Izbor koji igra</text:span><text:span text:style-name="T20">č igra prvi se svodi na funkciju koja nam kreira instancu strukture </text:span><text:span text:style-name="T13">byteGame. </text:span><text:span text:style-name="T9">Ova struktura ima prvog i drugog igrača pa se n</text:span><text:span text:style-name="T8">a osnovu toga i</text:span><text:span text:style-name="T9"> povlače potezi. Ako se njenom konstruktoru prosledi da prvi igrač bude čovek onda će on početi igru, u obrnutom slučaju kao prvog igrača prosleđujemo računar pa će on </text:span><text:span text:style-name="T8">za</text:span><text:span text:style-name="T9">početi igru.</text:span></text:p>
      <text:p text:style-name="P24"/>
      <text:p text:style-name="P33">5.</text:p>
      <text:p text:style-name="P18"/>
      <text:p text:style-name="P26">Kod samog prikaza stanja u kome se naša igra nalazi koriste se više manjih funkcije gde svaka ima svoji doprinos. U definisanju strukture, pod opcijom <text:span text:style-name="T30">print-object</text:span> je prosleđena funkcija <text:span text:style-name="T30">print-board</text:span>. Print board je glavna funkcija koja poziva sve ostale i sklapa celu sliku. <text:span text:style-name="T37">Najpre ispiše prvi red koji predstavlja enumeraciju naših kolona. Dalje ulazi u petlju u kojoj za svaki red ponaosob poziva funkciju </text:span><text:span text:style-name="T31">drawRow</text:span><text:span text:style-name="T37">.</text:span></text:p>
      <text:p text:style-name="P25"><text:span text:style-name="T22"><text:s/>./DrawRow – uzima jedan red iz našeg stanja igre i ima za zadatak da ga i</text:span><text:span text:style-name="T21">zcrta</text:span><text:span text:style-name="T22">. Ukoliko je red paran, funkcija mora dodati jedno prazno polje i tako simulirati </text:span><text:span text:style-name="T21">početno </text:span><text:span text:style-name="T22">bel</text:span><text:span text:style-name="T21">o</text:span><text:span text:style-name="T22"> polj</text:span><text:span text:style-name="T21">e</text:span><text:span text:style-name="T22"> na tabli. Pošto se svaki red sastoji ustvari iz tri reda u konzoli potrebna je i funkcija </text:span><text:span text:style-name="T14">drawSingleRow</text:span><text:span text:style-name="T22"> koja se bavi isključivo jednim redom konzole. Kako izgledaju ti redovi zavisi od vrednosti na samim poljima kao i koji </text:span><text:span text:style-name="T21">pojedinačni </text:span><text:span text:style-name="T22">red se posmatra.</text:span></text:p>
      <text:p text:style-name="P19"/>
      <text:p text:style-name="P31">6. a.</text:p>
      <text:p text:style-name="P19"/>
      <text:p text:style-name="P19">Provera da li je potez valjan je najveći poduhvat u prvoj fazi projekta. Samim tim se i najviše funkcija koristi u ovom delu. Kako ovaj dokument nije zamišljen kao detaljno objašnjenje problematike, <text:span text:style-name="T41">s</text:span>pomenuće se najbitniji deo celog procesa.</text:p>
      <text:p text:style-name="P19">Sama procena ukoliko je potez valjan se postiže pozivom funkcije <text:span text:style-name="T30">moveExistp</text:span> koja uzima potez i stanje igre i vraća odgovaraju<text:span text:style-name="T41">ć</text:span>i odgovor. <text:s/><text:span text:style-name="T38">Kako postoje više provera za jedan potez, ova funkcija je razbijena na četri glavne podfunkcije. Potez je valjan samo u slučaju da sve četri funkcije vraćaju pozitivnu vrednost. Na dalje ćemo ukratko opisati svaku od njih:</text:span></text:p>
      <text:p text:style-name="P20"><text:span text:style-name="T30">altitudeCheck</text:span> – proverava da li je potez validan u smislu visine steck-a sa obe strane poteza (početnog i ciljanog stack-a). Takođe vrši proveru da li je zbir visine oba stack-a manji ili jednag broju 8.</text:p>
      <text:p text:style-name="P20"><text:span text:style-name="T30">tileOutOfBoundsp</text:span> – proverava da li je prosleđeno polje u granicama naše table.</text:p>
      <text:p text:style-name="P20"><text:span text:style-name="T32">m</text:span><text:span text:style-name="T30">oveTilesCheckp</text:span> – proverava da li je prosleđeno polje crno ili belo <text:span text:style-name="T41">(</text:span>na koje se ne može odigrati<text:span text:style-name="T41">)</text:span>.</text:p>
      <text:p text:style-name="P27"><text:soft-page-break/><text:span text:style-name="T15">v</text:span><text:span text:style-name="T16">alidTilesForMove</text:span><text:span text:style-name="T23"> – proračunava najbliže stackove suprotne boje, na osnovu toga odlučuje koja </text:span><text:span text:style-name="T21">dijagonalna polja su</text:span><text:span text:style-name="T23"> validna za igru i vraća ih u vidu liste. Na dalje mi ov</text:span><text:span text:style-name="T24">u listu obilazimo da vidimo ukoliko se zadato polje nalazi u njoj.</text:span></text:p>
      <text:p text:style-name="P22"/>
      <text:p text:style-name="P32">6. b.</text:p>
      <text:p text:style-name="P21"/>
      <text:p text:style-name="P28"><text:span text:style-name="T24">Promena stanja z</text:span><text:span text:style-name="T21">a</text:span><text:span text:style-name="T24"> p</text:span><text:span text:style-name="T21">rosleđen</text:span><text:span text:style-name="T24"> potez se postiže funkcijom </text:span><text:span text:style-name="T17">alterState</text:span><text:span text:style-name="T24">. Za argumente uzima potez i stanje igre i <text:s/>poziva funkciju </text:span><text:span text:style-name="T17">insertNewTileStack</text:span><text:span text:style-name="T24"> koja menja jedno polje u našem stanju. </text:span><text:span text:style-name="T21">P</text:span><text:span text:style-name="T24">ri prvom pozivu menja se polje na koje se pomeramo i vraća se novi izgled naše table. Na ovaj sada novi izgled table se poziva ista funkcija s tim što joj se prosleđuje ono što ostaje na polju sa kog smo se pomerili. Rezultat je nova tabla sa ažurnim poljima.</text:span></text:p>
      <text:p text:style-name="P21"/>
      <text:h text:style-name="Heading_20_2" text:outline-level="2"><text:span text:style-name="T24">D</text:span><text:span text:style-name="T1">ruga faza projekta</text:span></text:h>
      <text:p text:style-name="P39"><text:span text:style-name="T2">Rok za predaju : 9. 1</text:span><text:span text:style-name="T25">2</text:span><text:span text:style-name="T2">. 2019</text:span></text:p>
      <text:p text:style-name="P39"><text:span text:style-name="T2">Zadataci </text:span><text:span text:style-name="T19">d</text:span><text:span text:style-name="T26">ruge</text:span><text:span text:style-name="T2"> faze su: <text:tab/></text:span></text:p>
      <text:list xml:id="list225442036788046" text:continue-list="list120708212" text:style-name="L1">
        <text:list-item text:start-value="1">
          <text:p text:style-name="P44">N<text:span text:style-name="T42">apisati funkcije za operatore promene stanja problema (igre) u opštem slučaju (proizvoljno stanje na tabli)</text:span></text:p>
          <text:list>
            <text:list-item>
              <text:p text:style-name="P45">Na osnovu trenutne (proizvoljne) situacije na tabli (stanja) i zadatog (validnog) poteza formira novu situaciju na tabli (stanje). Ne menjati postojaće stanje već napraviti novo i na njemu odigrati potez.</text:p>
            </text:list-item>
            <text:list-item>
              <text:p text:style-name="P45">Na osnovu trenutne (proizvoljne) situacije na tabli (stanja) i grača koji je na potezu formira listu svih mogučih situacija na tabli (stanja), korišćenjem funkcije <text:s/>iz prethodne tačke.</text:p>
            </text:list-item>
          </text:list>
        </text:list-item>
        <text:list-item>
          <text:p text:style-name="P44">R<text:span text:style-name="T42">ealizovati funkcije koje obezbeđuju odigravanje partije između dva igrača (Dva čoveka).</text:span></text:p>
          <text:list>
            <text:list-item>
              <text:p text:style-name="P45">Unos poteza i provera da li je potez moguć.</text:p>
            </text:list-item>
            <text:list-item>
              <text:p text:style-name="P45">Ukoliko nije moguć zahtevaati unos novog poteza.</text:p>
            </text:list-item>
            <text:list-item>
              <text:p text:style-name="P45">Ukoliko je moguć odigrati ga i promeniti trenutno stanje.</text:p>
            </text:list-item>
            <text:list-item>
              <text:p text:style-name="P45">Prikaz novonastalog stanja.</text:p>
            </text:list-item>
          </text:list>
        </text:list-item>
      </text:list>
      <text:p text:style-name="P36"/>
      <text:p text:style-name="P41">1. a.</text:p>
      <text:p text:style-name="P37"/>
      <text:p text:style-name="P37">Ovaj zahtev se zadovoljava kroz funkciju <text:span text:style-name="T30">playMove</text:span> koja kao argumente uzima potez koji treba odigrati kao i stanje koje treba promeniti. U samoj funkciji se kreira novo stanje sa ažuriranim atributima nakon odigravanja poteza. Novo stanje postaje i vrednost koju funkcija vraća nazad.</text:p>
      <text:p text:style-name="P37"/>
      <text:p text:style-name="P41">1. b.</text:p>
      <text:p text:style-name="P37"/>
      <text:p text:style-name="P37">Funkcija <text:span text:style-name="T30">getAllPossibleStates</text:span> nam služi kako bi dobili sva moguća stanja. Igrač koji je trenutno na potezu se pamti u atributu <text:span text:style-name="T30">currentPlayer</text:span> kroz strukturu state. Funkcija u sebi koristi pomoćnu funkciju <text:span text:style-name="T30">possibleMoves</text:span> kako bi prihvatila sve moguće moteze koji se mogu odigrati u vidu liste. Dalje se koristi <text:span text:style-name="T30">maplist</text:span> kako bi upotrebili <text:span text:style-name="T30">playMove</text:span> za svaki potez.</text:p>
      <text:p text:style-name="P37"><text:soft-page-break/></text:p>
      <text:p text:style-name="P41">2. a. I 2. b. I 2. c.</text:p>
      <text:p text:style-name="P37"/>
      <text:p text:style-name="P37">Za ovaj zadatak je realizovana funkcija <text:span text:style-name="T30">playerMakeMove</text:span> koja čita potez sa ulaza. Proverava ga da li je validan i u skladu za stanjem u kojoj se igra nalazi, dalje ukoliko jeste jednostavno vraća potez dok u suprotnom iz početka traži od korisnika da unese novi potez.</text:p>
      <text:p text:style-name="P37">Potez se na kraju kroz <text:span text:style-name="T30">pla</text:span><text:span text:style-name="T33">y</text:span><text:span text:style-name="T30">Move</text:span> odigrava nad prosleđ<text:span text:style-name="T43">n</text:span>om stanju igre.</text:p>
      <text:p text:style-name="P37"/>
      <text:p text:style-name="P41">2. <text:s/>d.</text:p>
      <text:p text:style-name="P37"/>
      <text:p text:style-name="P37">Celokupna prethnodno navedena funkcija (<text:span text:style-name="T30">playerMakeMove</text:span>) se poziva u <text:span text:style-name="T30">startGame</text:span> koja kroz petlju poziva pre svega da se odigra potez, pa dalje da se iscrta novo stanje igre. <text:span text:style-name="T43">I tako sve dok se ne dođe do kraja igre</text:span></text:p>
      <text:p text:style-name="P37"/>
      <text:p text:style-name="P37"/>
      <text:h text:style-name="Heading_20_2" text:outline-level="2">Treća faza projekta </text:h>
      <text:p text:style-name="P47">Rok za predaju: 23.12.2019</text:p>
      <text:p text:style-name="P47">Zadaci treće faze projekta:</text:p>
      <text:list xml:id="list989004887" text:style-name="L2">
        <text:list-item>
          <text:p text:style-name="P48">Implementirati Min-max algoritam sa alfa-beta odsecanjem.</text:p>
          <text:list>
            <text:list-item>
              <text:p text:style-name="P49">Obezbediti da funkcija Min-max sa alfa-beta odsecanjem ima ulazni parametar kojim se definiše dubina pretraživanja. </text:p>
            </text:list-item>
            <text:list-item>
              <text:p text:style-name="P49">Obezbediti da funkcija vrati potez koji treba odigrati ili stanje u koje treba preći.</text:p>
            </text:list-item>
          </text:list>
        </text:list-item>
      </text:list>
      <text:p text:style-name="P50"/>
      <text:p text:style-name="P54">1. a.</text:p>
      <text:p text:style-name="P51"/>
      <text:p text:style-name="P51">Funkcija koja odgovara na ove zahteve je alphabeta. Kao argumente uzima trenutno stanje, vrednosti alfa i beta, da li je igrač max ili min i dubinu do koje sme otići. Ukoliko se dođe do dozvoljene dubine poziva se heuristika da evaluira čvor stabla traženja. U tom slučaju se čvor tretira kao terminalni.</text:p>
      <text:p text:style-name="P51"/>
      <text:p text:style-name="P54">1. b.</text:p>
      <text:p text:style-name="P51"/>
      <text:p text:style-name="P51">Kako bi ceo aloritam funkcionisao, koristi se već navedena funkcija (u fazi dva) <text:span text:style-name="T44">getAllPossible states. Čvorovi stabla koji se obilazi su oblika </text:span><text:span text:style-name="T45">(state stateValue)</text:span><text:span text:style-name="T44"> gde je value vrednost tog stanja određena heuristikom. Ovakav čvor je i povratna vrednost algoritma. U igri koju igramo, kada računar dođe do ovakvog čvora on prosto prosleđuje </text:span><text:span text:style-name="T45">state</text:span><text:span text:style-name="T44"> kao sledeći u koji treba preć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rfc-language-tag="sr-Latn-RS" fo:language="sr" fo:script="Latn" fo:country="RS" officeooo:rsid="00183d71" officeooo:paragraph-rsid="00183d71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Izveštaj<text:tab/><text:page-number text:select-page="current">5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2:34:24.524000000</meta:creation-date>
    <dc:date>2019-12-22T22:54:39.388000000</dc:date>
    <meta:editing-duration>PT1H37M38S</meta:editing-duration>
    <meta:editing-cycles>7</meta:editing-cycles>
    <meta:generator>LibreOffice/6.3.2.2$Windows_X86_64 LibreOffice_project/98b30e735bda24bc04ab42594c85f7fd8be07b9c</meta:generator>
    <meta:document-statistic meta:table-count="0" meta:image-count="0" meta:object-count="0" meta:page-count="5" meta:paragraph-count="88" meta:word-count="1386" meta:character-count="8572" meta:non-whitespace-character-count="7224"/>
  </office:meta>
</office:document-meta>
</file>